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lark County Courthouse (Arkansas)</text:p>
      <text:p text:style-name="Preformatted_20_Text">From Wikipedia, the free encyclopedia</text:p>
      <text:p text:style-name="Preformatted_20_Text">https://en.wikipedia.org/wiki/Clark_County_Courthouse_%28Arkansas%29</text:p>
      <text:p text:style-name="Preformatted_20_Text">Licensed under CC BY-SA 3.0:</text:p>
      <text:p text:style-name="Preformatted_20_Text">https://en.wikipedia.org/wiki/Wikipedia:Text_of_Creative_Commons_Attribution-ShareAlike_3.0_Unported_License</text:p>
      <text:p text:style-name="Preformatted_20_Text"/>
      <text:p text:style-name="Preformatted_20_Text">Clark County Courthouse (Arkansas)</text:p>
      <text:p text:style-name="Preformatted_20_Text"><text:s text:c="4"/>• The Clark County Courthouse is located at Courthouse Square (4th and Crittenden) in Arkadelphia, Arkansas, the seat of Clark County.</text:p>
      <text:p text:style-name="Preformatted_20_Text"><text:s text:c="4"/>• The building was listed on the National Register of Historic Places in 1978.</text:p>
      <text:p text:style-name="Preformatted_20_Text"><text:s text:c="4"/>• It is the county's second courthouse.</text:p>
      <text:p text:style-name="Preformatted_20_Text">The Clark County Courthouse is located at Courthouse Square (4th and Crittenden) in Arkadelphia, Arkansas, the seat of Clark County. <text:s/>It is a 2-1/2 story Romanesque stone structure which was designed by Charles Thompson and completed in 1899. <text:s/>It is a basically rectangular structure with a hip roof, and a six-story tower rising from the northwest corner. <text:s/>It has a hip roof from which numerous hipped gables project, and there are corner turrets with conical roofs. <text:s/>It is the county's second courthouse.</text:p>
      <text:p text:style-name="Preformatted_20_Text">The building was listed on the National Register of Historic Places in 1978.</text:p>
      <text:p text:style-name="Preformatted_20_Text">See also</text:p>
      <text:p text:style-name="Preformatted_20_Text"><text:s text:c="4"/>• List of county courthouses in Arkansas</text:p>
      <text:p text:style-name="Preformatted_20_Text"><text:s text:c="4"/>• National Register of Historic Places listings in Clark County, Arkansas</text:p>
      <text:p text:style-name="Preformatted_20_Text">List of county courthouses in Arkansas</text:p>
      <text:p text:style-name="Preformatted_20_Text">National Register of Historic Places listings in Clark County, Arkansas</text:p>
      <text:p text:style-name="Preformatted_20_Text">Referen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7" meta:word-count="194" meta:character-count="1402" meta:non-whitespace-character-count="1201"/>
    <meta:generator>LibreOffice/6.0.7.3$Linux_X86_64 LibreOffice_project/00m0$Build-3</meta:generator>
  </office:meta>
</office:document-meta>
</file>